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0.0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Summary</text:p>
          </table:table-cell>
        </table:table-row>
        <table:table-row table:style-name="ro1">
          <table:table-cell office:value-type="float" office:value="136332" calcext:value-type="float">
            <text:p>136332</text:p>
          </table:table-cell>
          <table:table-cell office:value-type="string" calcext:value-type="string">
            <text:p>upgrade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R-Test] kvmibm-upgrade-system outputs 'RuntimeError: Could not find the license: license/LI_en'</text:p>
          </table:table-cell>
        </table:table-row>
        <table:table-row table:style-name="ro1">
          <table:table-cell office:value-type="float" office:value="136349" calcext:value-type="float">
            <text:p>136349</text:p>
          </table:table-cell>
          <table:table-cell office:value-type="string" calcext:value-type="string">
            <text:p>upgrade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R-Test] kvmibm-upgrade-system failed when '/mnt' folder was occupied by other applications</text:p>
          </table:table-cell>
        </table:table-row>
        <table:table-row table:style-name="ro1">
          <table:table-cell office:value-type="float" office:value="136104" calcext:value-type="float">
            <text:p>136104</text:p>
          </table:table-cell>
          <table:table-cell office:value-type="string" calcext:value-type="string">
            <text:p>Unknown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systemd: Failed to register to bus: Did not receive a reply - when booting Vulcan RC2 in 9TB LPAR using eckd</text:p>
          </table:table-cell>
        </table:table-row>
        <table:table-row table:style-name="ro1">
          <table:table-cell office:value-type="float" office:value="136303" calcext:value-type="float">
            <text:p>136303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R-Test] qemu constantly rebooting if there is no bootable disk</text:p>
          </table:table-cell>
        </table:table-row>
        <table:table-row table:style-name="ro1">
          <table:table-cell office:value-type="float" office:value="136214" calcext:value-type="float">
            <text:p>136214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R-Test] rcu sched timeouts with huge guests during managedsave</text:p>
          </table:table-cell>
        </table:table-row>
        <table:table-row table:style-name="ro1">
          <table:table-cell office:value-type="float" office:value="136219" calcext:value-type="float">
            <text:p>136219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R-Test] kickstart file is a little bit messy after manual installation of Vulcan</text:p>
          </table:table-cell>
        </table:table-row>
        <table:table-row table:style-name="ro1">
          <table:table-cell office:value-type="float" office:value="136241" calcext:value-type="float">
            <text:p>136241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R-Test] confusing configuration of multipathed zFCP disks</text:p>
          </table:table-cell>
        </table:table-row>
        <table:table-row table:style-name="ro1">
          <table:table-cell office:value-type="float" office:value="130716" calcext:value-type="float">
            <text:p>130716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zipl command when 1st path to scsi is offline gets: Use of uninitialized value $blocksize in scalar chomp at /lib/s390-tools/zipl_helper.device-mapper line 518.</text:p>
          </table:table-cell>
        </table:table-row>
        <table:table-row table:style-name="ro1">
          <table:table-cell office:value-type="float" office:value="136353" calcext:value-type="float">
            <text:p>13635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R-Test] Couldn't set the scsi device successfully</text:p>
          </table:table-cell>
        </table:table-row>
        <table:table-row table:style-name="ro1">
          <table:table-cell office:value-type="float" office:value="136145" calcext:value-type="float">
            <text:p>136145</text:p>
          </table:table-cell>
          <table:table-cell office:value-type="string" calcext:value-type="string">
            <text:p>upgrad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kvmibm-upgrade-system -y upgrading Kronos FP1 to Vulcan RC2, hangs running: lvm lvs --noheadings -o vg_name /dev/mapper/s93kvh--fp--zkvmvg-root</text:p>
          </table:table-cell>
        </table:table-row>
        <table:table-row table:style-name="ro1">
          <table:table-cell office:value-type="float" office:value="132475" calcext:value-type="float">
            <text:p>132475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fio random read test (8K, 1 job) regresses ~5% from beta2.3 to beta3.2</text:p>
          </table:table-cell>
        </table:table-row>
        <table:table-row table:style-name="ro1">
          <table:table-cell office:value-type="float" office:value="133401" calcext:value-type="float">
            <text:p>133401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sing watchdog-action=none nothing happens, after the watchdog bites, I cannot execute the watchdog-test code anymore, until I end the watchdog and restart it</text:p>
          </table:table-cell>
        </table:table-row>
        <table:table-row table:style-name="ro1">
          <table:table-cell office:value-type="float" office:value="132672" calcext:value-type="float">
            <text:p>132672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Network throughput is reduced by ~20% when nf_conntrack_ipv4 nf_defrag_ipv4 modules are loaded</text:p>
          </table:table-cell>
        </table:table-row>
        <table:table-row table:style-name="ro1">
          <table:table-cell office:value-type="float" office:value="134293" calcext:value-type="float">
            <text:p>134293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uring Kronos to Vulcan RC1 upgrade, get RTNL: assertion failed at net/core/dev.c (4577)</text:p>
          </table:table-cell>
        </table:table-row>
        <table:table-row table:style-name="ro1">
          <table:table-cell office:value-type="float" office:value="125768" calcext:value-type="float">
            <text:p>125768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VIrsh shutdown gets journal message: “nl_recv returned with error: No buffer space available”</text:p>
          </table:table-cell>
        </table:table-row>
        <table:table-row table:style-name="ro1">
          <table:table-cell office:value-type="float" office:value="135127" calcext:value-type="float">
            <text:p>135127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Guest Dump triggered by watchdog action not memory-only, so can't be processed by crash on the guest</text:p>
          </table:table-cell>
        </table:table-row>
        <table:table-row table:style-name="ro1">
          <table:table-cell office:value-type="float" office:value="134081" calcext:value-type="float">
            <text:p>134081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Concurrent Migrations &gt;=45 Fail to Vulcan RC1 with: error: End of file while reading data: Ncat: Invalid argument.: Input/output error</text:p>
          </table:table-cell>
        </table:table-row>
        <table:table-row table:style-name="ro1">
          <table:table-cell office:value-type="float" office:value="126365" calcext:value-type="float">
            <text:p>126365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efault Network Performance is less than half of line speed</text:p>
          </table:table-cell>
        </table:table-row>
        <table:table-row table:style-name="ro1">
          <table:table-cell office:value-type="float" office:value="129359" calcext:value-type="float">
            <text:p>129359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er cannot install on DASD devices used by z/OS before</text:p>
          </table:table-cell>
        </table:table-row>
        <table:table-row table:style-name="ro1">
          <table:table-cell office:value-type="float" office:value="135924" calcext:value-type="float">
            <text:p>135924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Algo tracing with 1024 workload resource groups is inefficient.</text:p>
          </table:table-cell>
        </table:table-row>
        <table:table-row table:style-name="ro1">
          <table:table-cell office:value-type="float" office:value="135910" calcext:value-type="float">
            <text:p>135910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zhpm process uses high CPU on zKVM hypervisor host with CPU mgmt enabled with 1024 guests under heavy CPU stress.</text:p>
          </table:table-cell>
        </table:table-row>
        <table:table-row table:style-name="ro1">
          <table:table-cell office:value-type="float" office:value="135473" calcext:value-type="float">
            <text:p>13547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tory 71322: PCR 71322 : including lsb_release support</text:p>
          </table:table-cell>
        </table:table-row>
        <table:table-row table:style-name="ro1">
          <table:table-cell office:value-type="float" office:value="134390" calcext:value-type="float">
            <text:p>134390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CSI_Dump: Impossible to install the dump tool</text:p>
          </table:table-cell>
        </table:table-row>
        <table:table-row table:style-name="ro1">
          <table:table-cell office:value-type="float" office:value="131888" calcext:value-type="float">
            <text:p>131888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REOPENED </text:p>
          </table:table-cell>
          <table:table-cell office:value-type="string" calcext:value-type="string">
            <text:p>Change SCLP_TYPE and SCLP_SYSLEVEL to identifier KVM for IBM z Systems</text:p>
          </table:table-cell>
        </table:table-row>
        <table:table-row table:style-name="ro1">
          <table:table-cell office:value-type="float" office:value="134237" calcext:value-type="float">
            <text:p>134237</text:p>
          </table:table-cell>
          <table:table-cell office:value-type="string" calcext:value-type="string">
            <text:p>upgrade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Upgrade is missing licence acceptance logic required by legal</text:p>
          </table:table-cell>
        </table:table-row>
        <table:table-row table:style-name="ro1">
          <table:table-cell office:value-type="float" office:value="135513" calcext:value-type="float">
            <text:p>135513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PSIRT #4549: SECURITY: COMMUNITY: qemu CVE-2015-8558 CVE-2015-7504 CVE-2015-7295 CVE-2015-7549 CVE-2015-8504 CVE-2015-8567 CVE-2015-8568 CVE-2015-8345</text:p>
          </table:table-cell>
        </table:table-row>
        <table:table-row table:style-name="ro1">
          <table:table-cell office:value-type="float" office:value="135876" calcext:value-type="float">
            <text:p>135876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A potential host hang due to "BUG: sleeping function called from invalid context at mm/slub.c:1266" for guests using vector support</text:p>
          </table:table-cell>
        </table:table-row>
        <table:table-row table:style-name="ro1">
          <table:table-cell office:value-type="float" office:value="135883" calcext:value-type="float">
            <text:p>135883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PSIRT #4576: SECURITY: COMMUNITY: kernel CVE-2016-0728</text:p>
          </table:table-cell>
        </table:table-row>
        <table:table-row table:style-name="ro1">
          <table:table-cell office:value-type="float" office:value="136233" calcext:value-type="float">
            <text:p>136233</text:p>
          </table:table-cell>
          <table:table-cell office:value-type="string" calcext:value-type="string">
            <text:p>Java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Upgrade JAVA to 8.0.2.10 in vulcan-gm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Corrupted ftp server repository when ISO9660 Joliet extension is used</text:p>
          </table:table-cell>
        </table:table-row>
        <table:table-row table:style-name="ro1">
          <table:table-cell office:value-type="float" office:value="136085" calcext:value-type="float">
            <text:p>136085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Update license files for GM driver</text:p>
          </table:table-cell>
        </table:table-row>
        <table:table-row table:style-name="ro1">
          <table:table-cell office:value-type="float" office:value="135682" calcext:value-type="float">
            <text:p>135682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Change Vulcan-GM ISO image name to KVMIBM-1.1.1-YYMMDD-s390x</text:p>
          </table:table-cell>
        </table:table-row>
        <table:table-row table:style-name="ro1">
          <table:table-cell office:value-type="float" office:value="136100" calcext:value-type="float">
            <text:p>136100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Add audispd-plugins and liberation-mono-fonts packages to Vulcan and Metis</text:p>
          </table:table-cell>
        </table:table-row>
        <table:table-row table:style-name="ro1">
          <table:table-cell office:value-type="float" office:value="127406" calcext:value-type="float">
            <text:p>127406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CPU shares are reset to 1024 default when a guest is rebooted.</text:p>
          </table:table-cell>
        </table:table-row>
        <table:table-row table:style-name="ro1">
          <table:table-cell office:value-type="float" office:value="131393" calcext:value-type="float">
            <text:p>131393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Unable to ssh into host with multiple network interfaces</text:p>
          </table:table-cell>
        </table:table-row>
        <table:table-row table:style-name="ro1">
          <table:table-cell office:value-type="float" office:value="135658" calcext:value-type="float">
            <text:p>135658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Getting Tainted Kernel messages against openvswitch - specific to ovs-gre guests</text:p>
          </table:table-cell>
        </table:table-row>
        <table:table-row table:style-name="ro1">
          <table:table-cell office:value-type="float" office:value="132012" calcext:value-type="float">
            <text:p>132012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managedsave: kvm ignores signal, fails to exit</text:p>
          </table:table-cell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Concurrent Migration of 42 vms running DayTrader workload hung for a couple of hours </text:p>
          </table:table-cell>
        </table:table-row>
        <table:table-row table:style-name="ro1" table:number-rows-repeated="1048499">
          <table:table-cell table:number-columns-repeated="4"/>
        </table:table-row>
        <table:table-row table:style-name="ro2" table:number-rows-repeated="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00:00:02.729911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58:36.259148309</meta:creation-date>
    <dc:date>2016-02-01T14:23:00.877528876</dc:date>
    <dc:creator>twu </dc:creator>
    <meta:editing-duration>PT4M31S</meta:editing-duration>
    <meta:editing-cycles>4</meta:editing-cycles>
    <meta:generator>LibreOffice/4.1.3.2$Linux_X86_64 LibreOffice_project/410$Build-2</meta:generator>
    <meta:document-statistic meta:table-count="1" meta:cell-count="156" meta:object-count="0"/>
  </office:meta>
</office:document-meta>
</file>